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.011cm" fo:margin-right="-0.023cm" table:align="margins"/>
    </style:style>
    <style:style style:name="Tableau2.A" style:family="table-column">
      <style:table-column-properties style:column-width="3.57cm" style:rel-column-width="13752*"/>
    </style:style>
    <style:style style:name="Tableau2.B" style:family="table-column">
      <style:table-column-properties style:column-width="4.604cm" style:rel-column-width="17734*"/>
    </style:style>
    <style:style style:name="Tableau2.C" style:family="table-column">
      <style:table-column-properties style:column-width="1.323cm" style:rel-column-width="5096*"/>
    </style:style>
    <style:style style:name="Tableau2.E" style:family="table-column">
      <style:table-column-properties style:column-width="2.78cm" style:rel-column-width="10708*"/>
    </style:style>
    <style:style style:name="Tableau2.F" style:family="table-column">
      <style:table-column-properties style:column-width="3.413cm" style:rel-column-width="13149*"/>
    </style:style>
    <style:style style:name="Tableau2.A1" style:family="table-cell">
      <style:table-cell-properties fo:background-color="#9966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F1" style:family="table-cell">
      <style:table-cell-properties fo:background-color="#996666" fo:padding="0.097cm" fo:border="0.002cm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none" fo:border-top="none" fo:border-bottom="0.002cm solid #000000"/>
    </style:style>
    <style:style style:name="Tableau2.D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au2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2.F4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8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Trebuchet MS"/>
    </style:style>
    <style:style style:name="P12" style:family="paragraph" style:parent-style-name="Table_20_Contents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Trebuchet MS"/>
    </style:style>
    <style:style style:name="P14" style:family="paragraph" style:parent-style-name="Table_20_Contents">
      <style:paragraph-properties fo:text-align="center" style:justify-single-word="false"/>
      <style:text-properties style:font-name="Consolas" fo:font-size="18pt" fo:font-weight="bold" style:font-size-asian="18pt" style:font-weight-asian="bold" style:font-size-complex="18pt" style:font-weight-complex="bold"/>
    </style:style>
    <style:style style:name="P15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6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17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18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19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letter-spacing="-0.018cm" style:font-size-asian="12pt" style:font-size-complex="12pt"/>
    </style:style>
    <style:style style:name="T5" style:family="text">
      <style:text-properties fo:letter-spacing="-0.018cm"/>
    </style:style>
    <style:style style:name="T6" style:family="text">
      <style:text-properties fo:font-style="normal" style:font-style-asian="normal" style:font-style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Projet 6 : Planification de Projet</text:h>
      <text:h text:style-name="P16" text:outline-level="1">08/06/2018</text:h>
      <text:p text:style-name="P2"/>
      <text:p text:style-name="P10">Rôles :</text:p>
      <text:p text:style-name="P7"><text:tab/><text:tab/><text:tab/><text:tab/><text:span text:style-name="T1">Matthieu CARTERON<text:tab/>: Chef de projet, planification</text:span></text:p>
      <text:p text:style-name="P8"><text:tab/><text:tab/><text:tab/><text:tab/>Raphaëlle-Elvira<text:tab/>: </text:p>
      <text:p text:style-name="P8"><text:tab/><text:tab/><text:tab/><text:tab/>Robin CALLET<text:tab/><text:tab/>: Responsable de l'étude scientifique</text:p>
      <text:p text:style-name="P8"><text:tab/><text:tab/><text:tab/><text:tab/>Killian DEROCHE<text:tab/>: Gestionnaire du matériel</text:p>
      <text:p text:style-name="P3"/>
      <text:p text:style-name="P4">Objectifs SMART :</text:p>
      <text:p text:style-name="P9"><text:tab/>- Concevoir en 18 jours un véhicule automatisé capable d'analyser son</text:p>
      <text:p text:style-name="P5"><text:tab/> <text:s/>environnement et de détecter les places de parking.</text:p>
      <text:p text:style-name="P5"><text:tab/>- Mettre en place en une interface applicative communiquant par radio avec le <text:tab/> <text:s/>robot.</text:p>
      <text:p text:style-name="P5"><text:tab/>- Écrire en 3 jours, des requêtes intuitives permettant de récupérer des <text:tab/><text:tab/> <text:s/>informations utiles pour le commerce.</text:p>
      <text:p text:style-name="P5"><text:tab/>- Écrire en 3 jours, des procédures utiles permettant d'ajouter de manipuler les <text:tab/> <text:s/>tables.</text:p>
      <text:p text:style-name="P4"/>
      <text:p text:style-name="P4">Périmètre :</text:p>
      <text:p text:style-name="P5"><text:tab/>- La vitesse du véhicule ne doit pas excéder 1 m/s.</text:p>
      <text:p text:style-name="P5"><text:tab/>- Le robot ne doit pas excéder environs 1 kg.</text:p>
      <text:p text:style-name="P5"><text:tab/>- Le terrain ne doit pas excéder une superficie de 50 m².</text:p>
      <text:p text:style-name="P5"><text:tab/>- Aucune soudure ne doit être présente sur la construction.</text:p>
      <text:p text:style-name="P4"/>
      <text:p text:style-name="P4">Livrables :</text:p>
      <text:p text:style-name="P6"><text:tab/>- L'analyse fonctionnelle.</text:p>
      <text:p text:style-name="P5"><text:tab/>- <text:span text:style-name="T6">Compte-rendu du matériel utilisé.</text:span></text:p>
      <text:p text:style-name="P6"><text:tab/>- Compte-rendu de l'étude scientifique.</text:p>
      <text:p text:style-name="P6"><text:tab/>- Un bilan personnel de chacun des membres de l'équipe.</text:p>
      <text:p text:style-name="P4"/>
      <text:p text:style-name="P4">Tâches à accomplir :</text:p>
      <text:p text:style-name="P9"><text:tab/>A<text:tab/>: Effectuer une étude préliminaire<text:tab/><text:tab/><text:tab/><text:span text:style-name="T3">[/]</text:span><text:tab/> <text:s text:c="3"/>(2<text:span text:style-name="T2"> jours</text:span>)</text:p>
      <text:p text:style-name="P9"><text:tab/>B<text:tab/>: Effectuer une étude scientifique<text:tab/><text:tab/><text:tab/><text:span text:style-name="T3">[/]</text:span><text:tab/> <text:s text:c="3"/>(<text:span text:style-name="T2">2 jours</text:span>)</text:p>
      <text:p text:style-name="P9"><text:tab/>C<text:tab/>: Construire un prototype<text:tab/><text:tab/><text:tab/><text:tab/><text:tab/><text:span text:style-name="T3">[A, B]</text:span><text:tab/> <text:s text:c="3"/>(2<text:span text:style-name="T2"> jours</text:span>)</text:p>
      <text:p text:style-name="P9"><text:tab/>D<text:tab/>: Mesurer les écarts entre calculs et expérience<text:tab/><text:span text:style-name="T3">[A, B]</text:span><text:tab/> <text:s text:c="3"/>(2<text:span text:style-name="T2"> jours</text:span>)</text:p>
      <text:p text:style-name="P9"><text:tab/>E<text:tab/>: Implémenter les capteurs<text:tab/><text:tab/><text:tab/><text:tab/><text:span text:style-name="T3">[A, B]</text:span><text:tab/> <text:s text:c="3"/>(6<text:span text:style-name="T2"> jours</text:span>)</text:p>
      <text:p text:style-name="P9"><text:tab/>F<text:tab/>: Réaliser l'algorithme de détection<text:tab/><text:tab/><text:tab/><text:span text:style-name="T3">[/]</text:span><text:tab/> <text:s text:c="3"/>(14<text:span text:style-name="T2"> jours</text:span>)</text:p>
      <text:p text:style-name="P9"><text:tab/>G<text:tab/>: Mettre en place la communication réseau<text:tab/><text:tab/><text:span text:style-name="T3">[A, B]</text:span><text:tab/> <text:s text:c="3"/>(<text:span text:style-name="T2">18 jours</text:span>)</text:p>
      <text:p text:style-name="P9"><text:tab/>H<text:tab/>: Écrire l'application de contrôle<text:tab/><text:tab/><text:tab/><text:tab/><text:span text:style-name="T3">[/]</text:span><text:tab/> <text:s text:c="3"/>(8<text:span text:style-name="T2"> jours</text:span>)</text:p>
      <text:p text:style-name="P4"/>
      <text:p text:style-name="P4"/>
      <text:p text:style-name="P4"><text:soft-page-break/>Grille d'analyse REX :</text:p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column table:style-name="Tableau2.E"/>
        <table:table-column table:style-name="Tableau2.F"/>
        <table:table-row>
          <table:table-cell table:style-name="Tableau2.A1" office:value-type="string">
            <text:p text:style-name="P12">Critères</text:p>
          </table:table-cell>
          <table:table-cell table:style-name="Tableau2.A1" office:value-type="string">
            <text:p text:style-name="P12">Indicateurs</text:p>
          </table:table-cell>
          <table:table-cell table:style-name="Tableau2.A1" office:value-type="string">
            <text:p text:style-name="P12">OUI</text:p>
          </table:table-cell>
          <table:table-cell table:style-name="Tableau2.A1" office:value-type="string">
            <text:p text:style-name="P12">NON</text:p>
          </table:table-cell>
          <table:table-cell table:style-name="Tableau2.A1" office:value-type="string">
            <text:p text:style-name="P12">Observations</text:p>
          </table:table-cell>
          <table:table-cell table:style-name="Tableau2.F1" office:value-type="string">
            <text:p text:style-name="P12">A capitaliser</text:p>
          </table:table-cell>
        </table:table-row>
        <table:table-row>
          <table:table-cell table:style-name="Tableau2.A2" office:value-type="string">
            <text:p text:style-name="P11">Pertinence</text:p>
          </table:table-cell>
          <table:table-cell table:style-name="Tableau2.B2" office:value-type="string">
            <text:p text:style-name="P13">- Commande claire</text:p>
            <text:p text:style-name="P13">- Objectifs clairs</text:p>
            <text:p text:style-name="P13">- <text:span text:style-name="T5">Réponse</text:span><text:span text:style-name="T4"> </text:span><text:span text:style-name="T5">au</text:span><text:span text:style-name="T4"> </text:span><text:span text:style-name="T5">besoin réel</text:span></text:p>
            <text:p text:style-name="P13">- Démarche cadrée</text:p>
          </table:table-cell>
          <table:table-cell table:style-name="Tableau2.A2" office:value-type="string">
            <text:p text:style-name="P14">X</text:p>
          </table:table-cell>
          <table:table-cell table:style-name="Tableau2.D2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Cohérence</text:p>
          </table:table-cell>
          <table:table-cell table:style-name="Tableau2.B2" office:value-type="string">
            <text:p text:style-name="P13">- Compétences équipe</text:p>
            <text:p text:style-name="P13">- Démarche construite</text:p>
          </table:table-cell>
          <table:table-cell table:style-name="Tableau2.A2" office:value-type="string">
            <text:p text:style-name="P14">X</text:p>
          </table:table-cell>
          <table:table-cell table:style-name="Tableau2.D2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Synergie</text:p>
          </table:table-cell>
          <table:table-cell table:style-name="Tableau2.A2" office:value-type="string">
            <text:p text:style-name="P13">- Peu d'interactions</text:p>
            <text:p text:style-name="P13"><text:s text:c="2"/>entre MOE et MOA</text:p>
          </table:table-cell>
          <table:table-cell table:style-name="Tableau2.D2">
            <text:p text:style-name="P11"/>
          </table:table-cell>
          <table:table-cell table:style-name="Tableau2.A2" office:value-type="string">
            <text:p text:style-name="P14">X</text:p>
          </table:table-cell>
          <table:table-cell table:style-name="Tableau2.A2" office:value-type="string">
            <text:p text:style-name="P11"/>
          </table:table-cell>
          <table:table-cell table:style-name="Tableau2.F4" office:value-type="string">
            <text:p text:style-name="P11">Interactions plus fréquentes entre MOE et MOA</text:p>
          </table:table-cell>
        </table:table-row>
        <table:table-row>
          <table:table-cell table:style-name="Tableau2.A2" office:value-type="string">
            <text:p text:style-name="P11">Efficacité</text:p>
          </table:table-cell>
          <table:table-cell table:style-name="Tableau2.B2" office:value-type="string">
            <text:p text:style-name="P13">- Atteinte des objectifs</text:p>
            <text:p text:style-name="P13">- Réalisation rapide</text:p>
          </table:table-cell>
          <table:table-cell table:style-name="Tableau2.A2" office:value-type="string">
            <text:p text:style-name="P14">X</text:p>
          </table:table-cell>
          <table:table-cell table:style-name="Tableau2.D2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Efficience</text:p>
          </table:table-cell>
          <table:table-cell table:style-name="Tableau2.B2" office:value-type="string">
            <text:p text:style-name="P13">- Respect des délais</text:p>
            <text:p text:style-name="P13">- Certaines difficultés</text:p>
            <text:p text:style-name="P13"><text:s text:c="2"/>liés à nos choix</text:p>
            <text:p text:style-name="P13"><text:s text:c="2"/>techniques</text:p>
          </table:table-cell>
          <table:table-cell table:style-name="Tableau2.A2" office:value-type="string">
            <text:p text:style-name="P14">X</text:p>
          </table:table-cell>
          <table:table-cell table:style-name="Tableau2.D2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Durabilité</text:p>
          </table:table-cell>
          <table:table-cell table:style-name="Tableau2.B2" office:value-type="string">
            <text:p text:style-name="P13">- Diffusion en interne</text:p>
            <text:p text:style-name="P13"><text:s text:c="2"/>des résultats</text:p>
            <text:p text:style-name="P13">- Reproductibilité de la</text:p>
            <text:p text:style-name="P13"><text:s text:c="2"/>démarche</text:p>
          </table:table-cell>
          <table:table-cell table:style-name="Tableau2.A2" office:value-type="string">
            <text:p text:style-name="P14">X</text:p>
          </table:table-cell>
          <table:table-cell table:style-name="Tableau2.D2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Impact</text:p>
          </table:table-cell>
          <table:table-cell table:style-name="Tableau2.A2" office:value-type="string">
            <text:p text:style-name="P13">- Effets prévisibles</text:p>
          </table:table-cell>
          <table:table-cell table:style-name="Tableau2.A2" office:value-type="string">
            <text:p text:style-name="P14">X</text:p>
          </table:table-cell>
          <table:table-cell table:style-name="Tableau2.D2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Flexibilité</text:p>
          </table:table-cell>
          <table:table-cell table:style-name="Tableau2.B2" office:value-type="string">
            <text:p text:style-name="P13">- Évolution de</text:p>
            <text:p text:style-name="P13"><text:s text:c="2"/>l'organisation en</text:p>
            <text:p text:style-name="P13"><text:s text:c="2"/>cours de projet</text:p>
          </table:table-cell>
          <table:table-cell table:style-name="Tableau2.D2">
            <text:p text:style-name="P11"/>
          </table:table-cell>
          <table:table-cell table:style-name="Tableau2.A2" office:value-type="string">
            <text:p text:style-name="P14">X</text:p>
          </table:table-cell>
          <table:table-cell table:style-name="Tableau2.A2" office:value-type="string">
            <text:p text:style-name="P11"/>
          </table:table-cell>
          <table:table-cell table:style-name="Tableau2.F2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32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8-06-08T10:39:09.14</dc:date>
    <meta:editing-duration>P1DT13H42M7S</meta:editing-duration>
    <meta:editing-cycles>449</meta:editing-cycles>
    <meta:generator>OpenOffice/4.1.5$Win32 OpenOffice.org_project/415m1$Build-9789</meta:generator>
    <dc:creator>Matthieu Carteron</dc:creator>
    <meta:document-statistic meta:table-count="1" meta:image-count="0" meta:object-count="0" meta:page-count="2" meta:paragraph-count="79" meta:word-count="357" meta:character-count="2187"/>
  </office:meta>
</office:document-meta>
</file>